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94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745.94pt"/>
    </style:style>
    <style:style style:name="co6" style:family="table-column">
      <style:table-column-properties fo:break-before="auto" style:column-width="39.94pt"/>
    </style:style>
    <style:style style:name="co7" style:family="table-column">
      <style:table-column-properties fo:break-before="auto" style:column-width="44.96pt"/>
    </style:style>
    <style:style style:name="co8" style:family="table-column">
      <style:table-column-properties fo:break-before="auto" style:column-width="46.94pt"/>
    </style:style>
    <style:style style:name="co9" style:family="table-column">
      <style:table-column-properties fo:break-before="auto" style:column-width="47.96pt"/>
    </style:style>
    <style:style style:name="co10" style:family="table-column">
      <style:table-column-properties fo:break-before="auto" style:column-width="87.96pt"/>
    </style:style>
    <style:style style:name="ro1" style:family="table-row">
      <style:table-row-properties style:row-height="15pt" fo:break-before="auto" style:use-optimal-row-height="false"/>
    </style:style>
    <style:style style:name="ta1" style:family="table" style:master-page-name="PageStyle_5f_Variable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transparent" fo:padding="2.01pt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ariabl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Question 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HH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VE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New to 2.1</text:p>
          </table:table-cell>
          <table:table-cell table:style-name="ce5"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ANNMIL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elf-reported annualized mile estimate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G25a</text:p>
          </table:table-cell>
          <table:table-cell table:style-name="ce2" office:value-type="string" calcext:value-type="string">
            <text:p>AWAYHOM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vel day reason S was away from home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ORNL</text:p>
          </table:table-cell>
          <table:table-cell table:style-name="ce2" office:value-type="string" calcext:value-type="string">
            <text:p>BEST_EDT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Flag any edits/adjustments to BESTMILE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RNL</text:p>
          </table:table-cell>
          <table:table-cell table:style-name="ce2" office:value-type="string" calcext:value-type="string">
            <text:p>BEST_FLG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ow BESTMILE was computed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RNL</text:p>
          </table:table-cell>
          <table:table-cell table:style-name="ce2" office:value-type="string" calcext:value-type="string">
            <text:p>BEST_OUT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Flag identifying BESTMILE outlier values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RNL</text:p>
          </table:table-cell>
          <table:table-cell table:style-name="ce2" office:value-type="string" calcext:value-type="string">
            <text:p>BESTMIL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est estimate of annual miles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8</text:p>
          </table:table-cell>
          <table:table-cell table:style-name="ce2" office:value-type="string" calcext:value-type="string">
            <text:p>BORNINUS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espondent was born in U.S.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E18</text:p>
          </table:table-cell>
          <table:table-cell table:style-name="ce2" office:value-type="string" calcext:value-type="string">
            <text:p>CARROD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umber of people in vehicle last week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_1*</text:p>
          </table:table-cell>
          <table:table-cell table:style-name="ce2" office:value-type="string" calcext:value-type="string">
            <text:p>CDIVMSAR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rouping of HH by combination of Census Division, MSA status, and presence of a subway system (if area &gt; 1 million)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2*</text:p>
          </table:table-cell>
          <table:table-cell table:style-name="ce2" office:value-type="string" calcext:value-type="string">
            <text:p>CENSUS_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ensus division classification for home addres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3*</text:p>
          </table:table-cell>
          <table:table-cell table:style-name="ce2" office:value-type="string" calcext:value-type="string">
            <text:p>CENSUS_R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ensus region classification for home addres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CNTTDHH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ategory of number of household trips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DV_4*</text:p>
          </table:table-cell>
          <table:table-cell table:style-name="ce2" office:value-type="string" calcext:value-type="string">
            <text:p>CNTTDTR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ount of travel day trips for this respondent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CONDNIGH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edical condition results in limiting driving to daytime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CONDPUB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edical condition results in using bus/subway less frequently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CONDRID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edical condition results in asking others for rides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CONDRIV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edical condition results in giving up driving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CONDSPEC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edical condition results in using special transit services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CONDTAX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edical condition results in using a reduced fare taxi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CONDTRA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edical condition results in reduced day-to-day travel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Mb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umber of these internet purchases delivered to home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_5*</text:p>
          </table:table-cell>
          <table:table-cell table:style-name="ce2" office:value-type="string" calcext:value-type="string">
            <text:p>DIARY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ndicates if travel diary was completed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DISTTOSC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istance home to school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E14</text:p>
          </table:table-cell>
          <table:table-cell table:style-name="ce2" office:value-type="string" calcext:value-type="string">
            <text:p>DISTTOWK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One-way distance to workplace (miles)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_8*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river status of S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G35a</text:p>
          </table:table-cell>
          <table:table-cell table:style-name="ce2" office:value-type="string" calcext:value-type="string">
            <text:p>DROP_PR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arked or dropped off at public transit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9* G49</text:p>
          </table:table-cell>
          <table:table-cell table:style-name="ce2" office:value-type="string" calcext:value-type="string">
            <text:p>DRVR_FLG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ubject was driver on this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10*</text:p>
          </table:table-cell>
          <table:table-cell table:style-name="ce2" office:value-type="string" calcext:value-type="string">
            <text:p>DRVRCNT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umber of drivers in HH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L2a</text:p>
          </table:table-cell>
          <table:table-cell table:style-name="ce2" office:value-type="string" calcext:value-type="string">
            <text:p>DTACDT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espondent's view on Safety concerns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L2a</text:p>
          </table:table-cell>
          <table:table-cell table:style-name="ce2" office:value-type="string" calcext:value-type="string">
            <text:p>DTCONJ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espondent's view on Highway congestion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L2a</text:p>
          </table:table-cell>
          <table:table-cell table:style-name="ce2" office:value-type="string" calcext:value-type="string">
            <text:p>DTCOST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espondent's view on Price of travel (fees, tolls and gas)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L2a</text:p>
          </table:table-cell>
          <table:table-cell table:style-name="ce2" office:value-type="string" calcext:value-type="string">
            <text:p>DTRAG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espondent's view on Aggressive/distracted drivers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L2a</text:p>
          </table:table-cell>
          <table:table-cell table:style-name="ce2" office:value-type="string" calcext:value-type="string">
            <text:p>DTRAN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espondent's view on Access or availability of public transit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L2a</text:p>
          </table:table-cell>
          <table:table-cell table:style-name="ce2" office:value-type="string" calcext:value-type="string">
            <text:p>DTWAL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espondent's view on Lack of walkways or sidewalks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DWELTI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alculated Time (minutes) at Destination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7</text:p>
          </table:table-cell>
          <table:table-cell table:style-name="ce2" office:value-type="string" calcext:value-type="string">
            <text:p>EDUC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ighest grade completed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IA</text:p>
          </table:table-cell>
          <table:table-cell table:style-name="ce2" office:value-type="string" calcext:value-type="string">
            <text:p>EIADMPG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EIA derived miles per gasoline-equivalent gallon estimate, EIADMPG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V_11*</text:p>
          </table:table-cell>
          <table:table-cell table:style-name="ce2" office:value-type="string" calcext:value-type="string">
            <text:p>ENDTIM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rip END time in military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IA</text:p>
          </table:table-cell>
          <table:table-cell table:style-name="ce2" office:value-type="string" calcext:value-type="string">
            <text:p>EPATMPG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Unadjusted 55/45 combined fuel economy, EPATMPG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IA</text:p>
          </table:table-cell>
          <table:table-cell table:style-name="ce2" office:value-type="string" calcext:value-type="string">
            <text:p>EPATMPGF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mputation flag for EPATMPG, EPATMPGF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EVERDRO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as been a driver in the past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FLAG10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id HH have 100% of members complete interview?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FLEXTIM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espondent can set or change start time of work day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FMSCSIZ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umber of people on from school trip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G8</text:p>
          </table:table-cell>
          <table:table-cell table:style-name="ce2" office:value-type="string" calcext:value-type="string">
            <text:p>FRSTHM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id Person Start Travel Day at Home?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IA</text:p>
          </table:table-cell>
          <table:table-cell table:style-name="ce2" office:value-type="string" calcext:value-type="string">
            <text:p>FUELTYP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ype of fuel, FUELTYPE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FXDWKPL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o fixed workplace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GASPRIC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Price of gasoline (cents) on respondent's travel day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V_12*</text:p>
          </table:table-cell>
          <table:table-cell table:style-name="ce2" office:value-type="string" calcext:value-type="string">
            <text:p>GCDWORK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Great circle distance (miles) between home and work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F10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rade allowed to walk/bike to/from school without adult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EIA</text:p>
          </table:table-cell>
          <table:table-cell table:style-name="ce2" office:value-type="string" calcext:value-type="string">
            <text:p>GSCOST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uel cost in nominal US dollars per gasoline-equivalent gallon, GSCOST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IA</text:p>
          </table:table-cell>
          <table:table-cell table:style-name="ce2" office:value-type="string" calcext:value-type="string">
            <text:p>GSTOTCST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Annual fuel expenditures in nominal US dollars, GSTOTCST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IA</text:p>
          </table:table-cell>
          <table:table-cell table:style-name="ce2" office:value-type="string" calcext:value-type="string">
            <text:p>GSYRGAL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Annual fuel consumption in gasoline-equivalent gallons, GSYRGAL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2" office:value-type="string" calcext:value-type="string">
            <text:p>GT1JBLW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ave more than one job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Clar</text:p>
          </table:table-cell>
          <table:table-cell table:style-name="ce2" office:value-type="string" calcext:value-type="string">
            <text:p>HBHTNRNT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cent Range CY Housing Units, Renter Oc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r</text:p>
          </table:table-cell>
          <table:table-cell table:style-name="ce2" office:value-type="string" calcext:value-type="string">
            <text:p>HBHUR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RIZM Social Group Code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r</text:p>
          </table:table-cell>
          <table:table-cell table:style-name="ce2" office:value-type="string" calcext:value-type="string">
            <text:p>HBPPOPDN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Density Range CY Population per square mile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r</text:p>
          </table:table-cell>
          <table:table-cell table:style-name="ce2" office:value-type="string" calcext:value-type="string">
            <text:p>HBRESDN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Density Range CY Housing Units per square mile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V_64*</text:p>
          </table:table-cell>
          <table:table-cell table:style-name="ce2" office:value-type="string" calcext:value-type="string">
            <text:p>HH_CBSA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BSA FIPS code for HH addres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HH_HISP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ispanic status of HH respondent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22*</text:p>
          </table:table-cell>
          <table:table-cell table:style-name="ce2" office:value-type="string" calcext:value-type="string">
            <text:p>HH_ONTD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erived number of HHMs on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HH_RAC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ace of HH respondent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13*</text:p>
          </table:table-cell>
          <table:table-cell table:style-name="ce2" office:value-type="string" calcext:value-type="string">
            <text:p>HHC_MSA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MSA FIPS code for HH addres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16*</text:p>
          </table:table-cell>
          <table:table-cell table:style-name="ce2" office:value-type="string" calcext:value-type="string">
            <text:p>HHFAMINC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erived total HH income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G48</text:p>
          </table:table-cell>
          <table:table-cell table:style-name="ce2" office:value-type="string" calcext:value-type="string">
            <text:p>HHMEMDR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H member drove on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HHRELAT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t least some HHMs are related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</text:p>
          </table:table-cell>
          <table:table-cell table:style-name="ce2" office:value-type="string" calcext:value-type="string">
            <text:p>HHRESP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ID number of household respondent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18*</text:p>
          </table:table-cell>
          <table:table-cell table:style-name="ce2" office:value-type="string" calcext:value-type="string">
            <text:p>HHSIZ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ount of HH member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19*</text:p>
          </table:table-cell>
          <table:table-cell table:style-name="ce2" office:value-type="string" calcext:value-type="string">
            <text:p>HHSTA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tate HH location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20*</text:p>
          </table:table-cell>
          <table:table-cell table:style-name="ce2" office:value-type="string" calcext:value-type="string">
            <text:p>HHSTFIPS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tate FIPS for HH addres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21*</text:p>
          </table:table-cell>
          <table:table-cell table:style-name="ce2" office:value-type="string" calcext:value-type="string">
            <text:p>HHVEHCNT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ount of HH vehicle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HOMEOWN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ousing unit owned or rente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HOMETYP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ype of housing unit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</text:p>
          </table:table-cell>
          <table:table-cell table:style-name="ce2" office:value-type="string" calcext:value-type="string">
            <text:p>HOUSEI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HH eight-digit ID numb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lar</text:p>
          </table:table-cell>
          <table:table-cell table:style-name="ce2" office:value-type="string" calcext:value-type="string">
            <text:p>HTEEMPDN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Employee Range CY Employees per square mile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r</text:p>
          </table:table-cell>
          <table:table-cell table:style-name="ce2" office:value-type="string" calcext:value-type="string">
            <text:p>HTHTNRNT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cent Range CY Housing Units, Renter Oc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r</text:p>
          </table:table-cell>
          <table:table-cell table:style-name="ce2" office:value-type="string" calcext:value-type="string">
            <text:p>HTPPOPDN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Density Range CY Population per square mile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ar</text:p>
          </table:table-cell>
          <table:table-cell table:style-name="ce2" office:value-type="string" calcext:value-type="string">
            <text:p>HTRESDN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Density Range CY Housing Units per square mile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22c</text:p>
          </table:table-cell>
          <table:table-cell table:style-name="ce2" office:value-type="string" calcext:value-type="string">
            <text:p>HYBRI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Vehicle is Hybrid or uses alternate fuel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INTSTA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 part of this trip was on interstate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L2a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ost important transportation issue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_24*</text:p>
          </table:table-cell>
          <table:table-cell table:style-name="ce2" office:value-type="string" calcext:value-type="string">
            <text:p>LIF_CYC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ife Cycle classification for the HH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25*</text:p>
          </table:table-cell>
          <table:table-cell table:style-name="ce2" office:value-type="string" calcext:value-type="string">
            <text:p>LSTTRDA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Approximate number of days since last trip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_26* B2</text:p>
          </table:table-cell>
          <table:table-cell table:style-name="ce2" office:value-type="string" calcext:value-type="string">
            <text:p>MAKECOD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ASS vehicle make code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MCUSED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imes used motorcycle/moped on road in the past month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MEDCON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ave medical condition making it hard to travel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M5</text:p>
          </table:table-cell>
          <table:table-cell table:style-name="ce2" office:value-type="string" calcext:value-type="string">
            <text:p>MEDCOND6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ength of time with medical condition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_27* B2</text:p>
          </table:table-cell>
          <table:table-cell table:style-name="ce2" office:value-type="string" calcext:value-type="string">
            <text:p>MODLCOD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ASS vehicle model code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OROFTEN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ould like to get out more often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_28*</text:p>
          </table:table-cell>
          <table:table-cell table:style-name="ce2" office:value-type="string" calcext:value-type="string">
            <text:p>MSACAT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SA category for the HH home addres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29*</text:p>
          </table:table-cell>
          <table:table-cell table:style-name="ce2" office:value-type="string" calcext:value-type="string">
            <text:p>MSASIZ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SA population size for the HH home addres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L4</text:p>
          </table:table-cell>
          <table:table-cell table:style-name="ce2" office:value-type="string" calcext:value-type="string">
            <text:p>NBIKETRP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umber of bike trips in past week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_30*</text:p>
          </table:table-cell>
          <table:table-cell table:style-name="ce2" office:value-type="string" calcext:value-type="string">
            <text:p>NONHHCNT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erived number of non-HHMs on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31*</text:p>
          </table:table-cell>
          <table:table-cell table:style-name="ce2" office:value-type="string" calcext:value-type="string">
            <text:p>NUMADLT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ount of adult HHMs at least 18 years ol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32*</text:p>
          </table:table-cell>
          <table:table-cell table:style-name="ce2" office:value-type="string" calcext:value-type="string">
            <text:p>NUMONTRP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ount of total people on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L3</text:p>
          </table:table-cell>
          <table:table-cell table:style-name="ce2" office:value-type="string" calcext:value-type="string">
            <text:p>NWALKTRP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umber of walk trips in past week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2" office:value-type="string" calcext:value-type="string">
            <text:p>OCCAT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Job category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N2</text:p>
          </table:table-cell>
          <table:table-cell table:style-name="ce2" office:value-type="string" calcext:value-type="string">
            <text:p>OD_READ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Odometer reading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1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1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1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10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11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11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12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13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13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14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14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15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15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2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3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3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4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4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5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5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6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6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7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7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8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8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ONTD_P9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9 was on travel day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G14</text:p>
          </table:table-cell>
          <table:table-cell table:style-name="ce2" office:value-type="string" calcext:value-type="string">
            <text:p>OUTCNTRY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 out of country entire travel day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G9</text:p>
          </table:table-cell>
          <table:table-cell table:style-name="ce2" office:value-type="string" calcext:value-type="string">
            <text:p>OUTOFTWN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 Was out of town the entire travel day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PAYPROF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orked for pay or profit last week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Gc</text:p>
          </table:table-cell>
          <table:table-cell table:style-name="ce2" office:value-type="string" calcext:value-type="string">
            <text:p>PAYTOLL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oll paid on this interstate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</text:p>
          </table:table-cell>
          <table:table-cell table:style-name="ce2" office:value-type="string" calcext:value-type="string">
            <text:p>PERSONI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ID number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PRMACT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rimary activity last week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E1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ip info from respondent or proxy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36*</text:p>
          </table:table-cell>
          <table:table-cell table:style-name="ce2" office:value-type="string" calcext:value-type="string">
            <text:p>PSGR_FLG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 was passenger on trip that only used POV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L11</text:p>
          </table:table-cell>
          <table:table-cell table:style-name="ce2" office:value-type="string" calcext:value-type="string">
            <text:p>PTUSED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How often S used public transit in past month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PUBTRANS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espondent Used Public Transportation on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PURCHAS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umber of times purchased via internet in past month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C5</text:p>
          </table:table-cell>
          <table:table-cell table:style-name="ce2" office:value-type="string" calcext:value-type="string">
            <text:p>R_AG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Respondent Age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</text:p>
          </table:table-cell>
          <table:table-cell table:style-name="ce2" office:value-type="string" calcext:value-type="string">
            <text:p>R_RELAT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espondent relationship to HH respondent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_37*</text:p>
          </table:table-cell>
          <table:table-cell table:style-name="ce2" office:value-type="string" calcext:value-type="string">
            <text:p>R_SEX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espondent gender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38*</text:p>
          </table:table-cell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SA heavy rail status for HH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39*</text:p>
          </table:table-cell>
          <table:table-cell table:style-name="ce2" office:value-type="string" calcext:value-type="string">
            <text:p>RESP_CNT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ount of responding persons per HH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G13</text:p>
          </table:table-cell>
          <table:table-cell table:style-name="ce2" office:value-type="string" calcext:value-type="string">
            <text:p>SAMEPLC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tayed at same place all day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SCHCA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ttends before or after school care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F11</text:p>
          </table:table-cell>
          <table:table-cell table:style-name="ce2" office:value-type="string" calcext:value-type="string">
            <text:p>SCHCRIM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alk/Bike issue: violence/crime along route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F11</text:p>
          </table:table-cell>
          <table:table-cell table:style-name="ce2" office:value-type="string" calcext:value-type="string">
            <text:p>SCHDIST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alk/Bike issue: distance between home &amp; school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F11</text:p>
          </table:table-cell>
          <table:table-cell table:style-name="ce2" office:value-type="string" calcext:value-type="string">
            <text:p>SCHSP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alk/Bike issue: speed of traffic along route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F11</text:p>
          </table:table-cell>
          <table:table-cell table:style-name="ce2" office:value-type="string" calcext:value-type="string">
            <text:p>SCHTRAF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alk/Bike issue: amount of traffic along route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SCHTRN1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ode to school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2" office:value-type="string" calcext:value-type="string">
            <text:p>SCHTRN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ode from school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SCHTYP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chool type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F11</text:p>
          </table:table-cell>
          <table:table-cell table:style-name="ce2" office:value-type="string" calcext:value-type="string">
            <text:p>SCHWTHR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alk/Bike issue: poor weather or climate in area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SCRESP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ID number of screener respondent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Ea</text:p>
          </table:table-cell>
          <table:table-cell table:style-name="ce2" office:value-type="string" calcext:value-type="string">
            <text:p>SELF_EMP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elf-employed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Table4*</text:p>
          </table:table-cell>
          <table:table-cell table:style-name="ce2" office:value-type="string" calcext:value-type="string">
            <text:p>SFWGT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Weight for child 5-15, Safe Routes to School section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STRTTIM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rip START time in military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TDAYDA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ate of Travel Day (YYYYMM)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</text:p>
          </table:table-cell>
          <table:table-cell table:style-name="ce2" office:value-type="string" calcext:value-type="string">
            <text:p>TDCASEI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rip number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TDTRPNUM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ravel Day Trip number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TDWKN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D trip was on weekend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TIMETOSC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inutes to get to school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E15</text:p>
          </table:table-cell>
          <table:table-cell table:style-name="ce2" office:value-type="string" calcext:value-type="string">
            <text:p>TIMETOWK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inutes to go from home to work last week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2" office:value-type="string" calcext:value-type="string">
            <text:p>TOSCSIZ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umber of people on to school trip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G35</text:p>
          </table:table-cell>
          <table:table-cell table:style-name="ce2" office:value-type="string" calcext:value-type="string">
            <text:p>TRACC1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st mode used to get to public transit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G35</text:p>
          </table:table-cell>
          <table:table-cell table:style-name="ce2" office:value-type="string" calcext:value-type="string">
            <text:p>TRACC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nd mode used to get to public transit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G35</text:p>
          </table:table-cell>
          <table:table-cell table:style-name="ce2" office:value-type="string" calcext:value-type="string">
            <text:p>TRACC3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3rd mode used to get to public transit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G35</text:p>
          </table:table-cell>
          <table:table-cell table:style-name="ce2" office:value-type="string" calcext:value-type="string">
            <text:p>TRACC4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4th mode used to get to public transit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G35</text:p>
          </table:table-cell>
          <table:table-cell table:style-name="ce2" office:value-type="string" calcext:value-type="string">
            <text:p>TRACC5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5th mode used to get to public transit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41*</text:p>
          </table:table-cell>
          <table:table-cell table:style-name="ce2" office:value-type="string" calcext:value-type="string">
            <text:p>TRACCTM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erived time to get to public transit - minutes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TRAVDAY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vel day - day of week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G38</text:p>
          </table:table-cell>
          <table:table-cell table:style-name="ce2" office:value-type="string" calcext:value-type="string">
            <text:p>TREGR1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st mode used from public transit to destination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G38</text:p>
          </table:table-cell>
          <table:table-cell table:style-name="ce2" office:value-type="string" calcext:value-type="string">
            <text:p>TREGR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nd mode used from public transit to destination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G38</text:p>
          </table:table-cell>
          <table:table-cell table:style-name="ce2" office:value-type="string" calcext:value-type="string">
            <text:p>TREGR3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3rd mode used from public transit to destination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G38</text:p>
          </table:table-cell>
          <table:table-cell table:style-name="ce2" office:value-type="string" calcext:value-type="string">
            <text:p>TREGR4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4th mode used from public transit to destination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G38</text:p>
          </table:table-cell>
          <table:table-cell table:style-name="ce2" office:value-type="string" calcext:value-type="string">
            <text:p>TREGR5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5th mode used from public transit to destination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42*</text:p>
          </table:table-cell>
          <table:table-cell table:style-name="ce2" office:value-type="string" calcext:value-type="string">
            <text:p>TREGRTM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How long to destination from transit - converted to minutes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TRIPPURP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General Trip Purpose (Home-Based Purpose types)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G43</text:p>
          </table:table-cell>
          <table:table-cell table:style-name="ce2" office:value-type="string" calcext:value-type="string">
            <text:p>TRPACCMP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umber of people with R on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44*</text:p>
          </table:table-cell>
          <table:table-cell table:style-name="ce2" office:value-type="string" calcext:value-type="string">
            <text:p>TRPHHACC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umber of HHM with R on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G30</text:p>
          </table:table-cell>
          <table:table-cell table:style-name="ce2" office:value-type="string" calcext:value-type="string">
            <text:p>TRPHHVEH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H vehicle used for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43*</text:p>
          </table:table-cell>
          <table:table-cell table:style-name="ce2" office:value-type="string" calcext:value-type="string">
            <text:p>TRPMIL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alculated Trip distance converted into miles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G34</text:p>
          </table:table-cell>
          <table:table-cell table:style-name="ce2" office:value-type="string" calcext:value-type="string">
            <text:p>TRPTRANS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nsportation mode used on trip (as reported by respondent)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45*</text:p>
          </table:table-cell>
          <table:table-cell table:style-name="ce2" office:value-type="string" calcext:value-type="string">
            <text:p>TRVL_MIN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erived trip time - minutes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G34*</text:p>
          </table:table-cell>
          <table:table-cell table:style-name="ce2" office:value-type="string" calcext:value-type="string">
            <text:p>TRVLCMIN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alculated travel time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46*</text:p>
          </table:table-cell>
          <table:table-cell table:style-name="ce2" office:value-type="string" calcext:value-type="string">
            <text:p>TRWAITTM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erived length of wait for public transit - minutes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47*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ome address in urbanized area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48*</text:p>
          </table:table-cell>
          <table:table-cell table:style-name="ce2" office:value-type="string" calcext:value-type="string">
            <text:p>URBANSIZ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ize of urban area in which home address is locate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49*</text:p>
          </table:table-cell>
          <table:table-cell table:style-name="ce2" office:value-type="string" calcext:value-type="string">
            <text:p>URBRUR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ousehold in urban/rural area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N_G19</text:p>
          </table:table-cell>
          <table:table-cell table:style-name="ce2" office:value-type="string" calcext:value-type="string">
            <text:p>USEINTST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nterstate used for any trips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G19</text:p>
          </table:table-cell>
          <table:table-cell table:style-name="ce2" office:value-type="string" calcext:value-type="string">
            <text:p>USEPUBTR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Use public transit on travel day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VARSTRAT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Linearization Variance Stratum for Std Err Calculation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VEHAG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Age of vehicle in years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C22b</text:p>
          </table:table-cell>
          <table:table-cell table:style-name="ce2" office:value-type="string" calcext:value-type="string">
            <text:p>VEHCOMM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mmercial license plate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G31</text:p>
          </table:table-cell>
          <table:table-cell table:style-name="ce2" office:value-type="string" calcext:value-type="string">
            <text:p>VEHI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ousehold Vehicle ID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50*</text:p>
          </table:table-cell>
          <table:table-cell table:style-name="ce2" office:value-type="string" calcext:value-type="string">
            <text:p>VEHOWNMO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How long vehicle owned - Months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VMAT6Y B2</text:p>
          </table:table-cell>
          <table:table-cell table:style-name="ce2" office:value-type="string" calcext:value-type="string">
            <text:p>VEHTYP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Vehicle type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VMAT5Y B2</text:p>
          </table:table-cell>
          <table:table-cell table:style-name="ce2" office:value-type="string" calcext:value-type="string">
            <text:p>VEHYEAR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Vehicle Model year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VMT_MIL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alculated Trip distance (miles) for Driver Trips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WEBUS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Frequency of internet use in past month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G49</text:p>
          </table:table-cell>
          <table:table-cell table:style-name="ce2" office:value-type="string" calcext:value-type="string">
            <text:p>WHODROV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ID of driver on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WHOMAIN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rson number of primary driver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DV_52*</text:p>
          </table:table-cell>
          <table:table-cell table:style-name="ce2" office:value-type="string" calcext:value-type="string">
            <text:p>WHYFROM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ip purpose for previous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G26 A-E</text:p>
          </table:table-cell>
          <table:table-cell table:style-name="ce2" office:value-type="string" calcext:value-type="string">
            <text:p>WHYTO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vel day purpose of trip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53*</text:p>
          </table:table-cell>
          <table:table-cell table:style-name="ce2" office:value-type="string" calcext:value-type="string">
            <text:p>WHYTRP1S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ip purpose summary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*</text:p>
          </table:table-cell>
          <table:table-cell table:style-name="ce2" office:value-type="string" calcext:value-type="string">
            <text:p>WHYTRP9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990 Trip Purpose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20</text:p>
          </table:table-cell>
          <table:table-cell table:style-name="ce2" office:value-type="string" calcext:value-type="string">
            <text:p>WKFMHMXX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requency of working from home in past month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WKFTPT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ork full or part-time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WKRMHM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as option to work at home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_54*</text:p>
          </table:table-cell>
          <table:table-cell table:style-name="ce2" office:value-type="string" calcext:value-type="string">
            <text:p>WKSTFIPS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tate FIPS code for work address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_55*</text:p>
          </table:table-cell>
          <table:table-cell table:style-name="ce2" office:value-type="string" calcext:value-type="string">
            <text:p>WORKER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ubject worker status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V_57*</text:p>
          </table:table-cell>
          <table:table-cell table:style-name="ce2" office:value-type="string" calcext:value-type="string">
            <text:p>WRKCOUNT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umber of workers in HH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b</text:p>
          </table:table-cell>
          <table:table-cell table:style-name="ce2" office:value-type="string" calcext:value-type="string">
            <text:p>WRKTIME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Usual arrival time at work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WRKTRANS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nsportation mode to work last week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4*</text:p>
          </table:table-cell>
          <table:table-cell table:style-name="ce2" office:value-type="string" calcext:value-type="string">
            <text:p>WTHHFIN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inal HH weight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4*</text:p>
          </table:table-cell>
          <table:table-cell table:style-name="ce2" office:value-type="string" calcext:value-type="string">
            <text:p>WTPERFIN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inal person weight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4*</text:p>
          </table:table-cell>
          <table:table-cell table:style-name="ce2" office:value-type="string" calcext:value-type="string">
            <text:p>WTTRDFIN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inal trip weight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YEARMILE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Miles respondent drove last 12 months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DV_61*</text:p>
          </table:table-cell>
          <table:table-cell table:style-name="ce2" office:value-type="string" calcext:value-type="string">
            <text:p>YRMLCAP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ndicates YEARMILE was capped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Table 1* M10</text:p>
          </table:table-cell>
          <table:table-cell table:style-name="ce2" office:value-type="string" calcext:value-type="string">
            <text:p>YRTOUS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Year entered U.S.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table:number-columns-repeated="3"/>
          <table:table-cell table:number-columns-repeated="1014"/>
        </table:table-row>
        <table:table-row table:style-name="ro1" table:number-rows-repeated="65220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9831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Variables.$A$1" table:cell-range-address="$Variables.$A$1:.$J$207"/>
        </table:named-expressions>
      </table:table>
      <table:named-expressions/>
      <table:database-ranges>
        <table:database-range table:name="__Anonymous_Sheet_DB__0" table:target-range-address="Variables.A1:Variables.J20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2006-09-15T18:00:00</meta:creation-date>
    <dc:date>2018-11-20T23:10:44.775387420</dc:date>
    <meta:editing-duration>PT10M19S</meta:editing-duration>
    <meta:editing-cycles>1</meta:editing-cycles>
    <meta:document-statistic meta:table-count="1" meta:cell-count="1393" meta:object-count="0"/>
    <meta:generator>LibreOffice/6.0.6.2$Linux_X86_64 LibreOffice_project/00m0$Build-2</meta:generator>
  </office:meta>
</office:document-meta>
</file>